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0.762cm" style:use-optimal-column-width="true"/>
    </style:style>
    <style:style style:name="co2" style:family="table-column">
      <style:table-column-properties fo:break-before="auto" style:column-width="0.656166666666667cm" style:use-optimal-column-width="true"/>
    </style:style>
    <style:style style:name="co3" style:family="table-column">
      <style:table-column-properties fo:break-before="auto" style:column-width="1.69333333333333cm" style:use-optimal-column-width="true"/>
    </style:style>
    <style:style style:name="co4" style:family="table-column">
      <style:table-column-properties fo:break-before="auto" style:column-width="2.96333333333333cm" style:use-optimal-column-width="true"/>
    </style:style>
    <style:style style:name="co5" style:family="table-column">
      <style:table-column-properties fo:break-before="auto" style:column-width="3.34433333333333cm" style:use-optimal-column-width="true"/>
    </style:style>
    <style:style style:name="co6" style:family="table-column">
      <style:table-column-properties fo:break-before="auto" style:column-width="8.23383333333333cm" style:use-optimal-column-width="true"/>
    </style:style>
    <style:style style:name="co7" style:family="table-column">
      <style:table-column-properties fo:break-before="auto" style:column-width="2.3495cm" style:use-optimal-column-width="true"/>
    </style:style>
    <style:style style:name="co8" style:family="table-column">
      <style:table-column-properties fo:break-before="auto" style:column-width="4.5085cm" style:use-optimal-column-width="true"/>
    </style:style>
    <style:style style:name="co9" style:family="table-column">
      <style:table-column-properties fo:break-before="auto" style:column-width="6.731cm" style:use-optimal-column-width="true"/>
    </style:style>
    <style:style style:name="co10" style:family="table-column">
      <style:table-column-properties fo:break-before="auto" style:column-width="2.39183333333333cm" style:use-optimal-column-width="true"/>
    </style:style>
    <style:style style:name="co11" style:family="table-column">
      <style:table-column-properties fo:break-before="auto" style:column-width="0.973666666666667cm" style:use-optimal-column-width="true"/>
    </style:style>
    <style:style style:name="co1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volucion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tipo1</text:p>
          </table:table-cell>
          <table:table-cell office:value-type="string" table:style-name="ce2">
            <text:p>tipo2</text:p>
          </table:table-cell>
          <table:table-cell office:value-type="string" table:style-name="ce2">
            <text:p>ev0</text:p>
          </table:table-cell>
          <table:table-cell office:value-type="string" table:style-name="ce2">
            <text:p>fev0</text:p>
          </table:table-cell>
          <table:table-cell office:value-type="string" table:style-name="ce2">
            <text:p>metodoev1</text:p>
          </table:table-cell>
          <table:table-cell office:value-type="string" table:style-name="ce2">
            <text:p>tp1ev1</text:p>
          </table:table-cell>
          <table:table-cell office:value-type="string" table:style-name="ce2">
            <text:p>tp2ev1</text:p>
          </table:table-cell>
          <table:table-cell office:value-type="string" table:style-name="ce2">
            <text:p>ev1</text:p>
          </table:table-cell>
          <table:table-cell office:value-type="string" table:style-name="ce2">
            <text:p>fev1</text:p>
          </table:table-cell>
          <table:table-cell office:value-type="string" table:style-name="ce2">
            <text:p>metodoev2</text:p>
          </table:table-cell>
          <table:table-cell office:value-type="string" table:style-name="ce2">
            <text:p>tp1ev2</text:p>
          </table:table-cell>
          <table:table-cell office:value-type="string" table:style-name="ce2">
            <text:p>tp2ev2</text:p>
          </table:table-cell>
          <table:table-cell office:value-type="string" table:style-name="ce2">
            <text:p>ev2</text:p>
          </table:table-cell>
          <table:table-cell office:value-type="string" table:style-name="ce2">
            <text:p>fev2</text:p>
          </table:table-cell>
          <table:table-cell table:number-columns-repeated="1636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ulbasa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Ivysa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usau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man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mel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harizard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quir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rtor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astois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terp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7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tap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0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Butterfre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Wee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7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Kak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0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eedrill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dg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8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dgeo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dgeot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tic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Subir Nivel 20 (Noche)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Raticate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pear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ear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ka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2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b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True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ichu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True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Raichu</text:p>
          </table:table-cell>
          <table:table-cell office:value-type="string" table:style-name="ce1">
            <text:p>Alola</text:p>
          </table:table-cell>
          <table:table-cell table:number-columns-repeated="1636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dshre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2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dsl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andshrew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iedra Hi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andslash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doran 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dor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Lunar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idoqueen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doran (Mach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dor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Lunar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idoking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eff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efai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Lun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efabl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ulp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Fueg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net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ulpix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iedra Hi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inetales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Igglyb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Jigglyp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Luna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Wigglytuff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Zu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2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ol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robat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Odd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1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l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Hoj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ileplum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Odd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1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l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Solar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llossom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a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4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arase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on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1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omo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gle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6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gt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iglett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Subir Nivel 26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ugtrio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ow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8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s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owth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Amistad + Subir Nivel 28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sian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owth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rser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ydu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3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ldu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k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8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mea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0 Veces Puño furia + Nive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nnihilap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wlit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Fueg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an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Growlithe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Piedra Fueg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rcanine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iwa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iwhir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Ag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iwrath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iwa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iwhir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Roca Rey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itoed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da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o Cordon Union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akazam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c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8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cho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o Cordon Union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champ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ellsprou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1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Weepinb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Hoj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ictreebel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entaco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entacru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eodu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rave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o Cordon Union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olem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Geodude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Graveler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Intercambi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Golem</text:p>
          </table:table-cell>
          <table:table-cell office:value-type="string" table:style-name="ce1">
            <text:p>Alola</text:p>
          </table:table-cell>
          <table:table-cell table:number-columns-repeated="1636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ny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pid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nyta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Rapidash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lowpo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7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low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lowpo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Roca Rey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low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owpoke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Brazal Galanuez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lowbro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owpoke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Corona Galanuez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lowking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agnem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agne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True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agnezon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arfetch´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rfetch´d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3 Criticos En 1 Combate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rfetch´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odu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1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od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Dewg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i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8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Grimer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Subir Nivel 38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uk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ll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Ag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Cloys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ast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Hau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o Cordon Union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enga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Revestimiento Metal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teel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owz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6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yp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rab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8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ng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tor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o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torb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Piedra Hoj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Electrode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Exeggcu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Hoj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Exeggu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Exeggcu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Hoj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Exeggutor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b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8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owa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b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8 (Noche)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Marowak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rog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 y Ataque &gt; Defens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tmonl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rog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 y Ataque &lt; Defens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tmonch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rog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 y Ataque = Defens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tmont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ckitu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ocer Rodar + Subir Nive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ckilick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ff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eez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ff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Weezing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hyho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2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hy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Protector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hyperio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ppin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(Dia) Con Piedra Ova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ns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issey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ge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ocer Poder Pasado + Subir Nive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grow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ngaskh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rs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ad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Escama Drago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Kingdra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ld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3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a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ary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Ag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tar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ime Jr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ocer Mimetico + Subir Nive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r. Mi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ime Jr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ocer Mimetico + Subir Nivel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r. Mime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Subir Nivel 42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r. Rim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cyth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Revestimiento Metalic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ciz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cyth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eral Negr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Kleav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mooch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Jyn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k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a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Electrizador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ivir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m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Magmatizado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morta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ns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u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uros</text:p>
          </table:table-cell>
          <table:table-cell office:value-type="string" table:style-name="ce1">
            <text:p>Paldea Combati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auros</text:p>
          </table:table-cell>
          <table:table-cell office:value-type="string" table:style-name="ce1">
            <text:p>Paldea Ardi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auros</text:p>
          </table:table-cell>
          <table:table-cell office:value-type="string" table:style-name="ce1">
            <text:p>Paldea Acuat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ika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yara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Lap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v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Ag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por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v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True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olt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v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Fueg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r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v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 (Dia)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v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 (Noche)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mbr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v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Hoj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af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v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Hi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c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v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 + Movimiento De Tipo Had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ylv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ry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Mejo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rygon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Disco Estra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rygon-Z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Omany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Omas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erodacty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nchl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orl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rticu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rticuno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Zap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Zapdos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lt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ltres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tin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5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it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wtw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kor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ylee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nium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yndaqu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4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ila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phlosion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yndaqu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4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ila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Typhlosion</text:p>
          </table:table-cell>
          <table:table-cell office:value-type="string" table:style-name="ce1">
            <text:p>Hisui</text:p>
          </table:table-cell>
          <table:table-cell table:number-columns-repeated="1636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to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8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ocona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eraligat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ntr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5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r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ootho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ctow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edyb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8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ed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pinara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2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ria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Chinch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7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Lantu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gep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oge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Di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ogekiss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at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Xat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ee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5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aff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pharos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zur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ar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8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zumarill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ns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ocer Mimetico + Subir Nivel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dowoo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opp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8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kipl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7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Jumpluff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ip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ocer Doble Golpe + Subir Nive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bip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nke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Solar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nflo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Yan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ocer Poder Pasado + Subir Nivel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Yanme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Woo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Quags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Wooper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Clods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urkr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Noche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onchkr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sdreav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Noche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smagi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ynau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5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bbuff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rafari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ocer Laser Doble + Subir Nive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arigira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ne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1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orretr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nspar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ocer Hipertaladro + Subir Nive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dunspar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lig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(Noche) Con Colmillo Agud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lisc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ubb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3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anb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Qwilf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Qwilfish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20 Veces Mil Puas Toxicas Estilo Fuerte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Overqw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huck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Heracro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neas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(Noche) Con Garra Afilad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Weav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neasel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Con Garra Afilada (Dia)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neas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ddiur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sar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ddiur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sar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 Bloque Turba (Noche Luna Llena)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rsaluna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ug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8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Magc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winu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3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ilosw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ocer Poder Pasado + Subir Nivel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amoswin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Cors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sola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Subir Nivel 38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rs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mora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ctill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elibi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anty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moraid En Equipo + Subir Nive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ant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karmo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Houndo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4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Hound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hanp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nph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ant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20 Veces Asalto Barrera Estilo Rap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Wyrde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earg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ta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ik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te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icu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Larvi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upi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5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Tyranita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u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o-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Cele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eec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vy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eptil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ch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ombus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Blaziken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dk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arshtom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wampert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ochy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8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ghty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igzag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no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Zigzagoon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inoone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Subir Nivel 35 (Noche)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bstagoon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urmp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7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c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0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Beautifly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urmp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7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sc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0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stox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ot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4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omb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Ag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dicol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ed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4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uzlea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Hoj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hiftry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ail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2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wel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Wing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elip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Ral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Kir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Gardevoi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Ral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Kir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cho + Piedra Alb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llad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ursk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2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asquer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room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3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Brel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ako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8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goro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aking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inc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injas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acio Equipo + Pokeball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hedinja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hism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ud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xploud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kuh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4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riya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sep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+ Campo Magnetico Especial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robop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kit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Luna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lcat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abley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aw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Lai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2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gron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dit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7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dich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6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us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be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llumi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ude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 (Dia)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Ro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Di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Roserad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lp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6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wal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Carvan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harpe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il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ilo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um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3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Camerup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ko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o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umpi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i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apin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ibra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5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lygon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cn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Cactur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wabl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lta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ngoo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vi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unat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olro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Barbo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Whisc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ph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Crawda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alto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Clayd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ilee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Cradi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nori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rmal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eeb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lleza Alta + Subir Nive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o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stfor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ecl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upp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7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n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sk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7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sclop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Tela Terrible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sknoi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ropi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ng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 (Noche)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me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bs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or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2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l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or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mbra + Piedra Alb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rosl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phe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ea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4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Walrein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amper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Diente Mari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unt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amper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Escama Marin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eby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elican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vdis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l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0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alamenc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eld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ta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5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tagross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ro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ste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ati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at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og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u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ayqua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Jira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oxy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urtwi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8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Torterra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mch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4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Monfer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Infernap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pl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npl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Empoleon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tar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4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tarav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tarapto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doo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5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ibar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ricket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0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ricketu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n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5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x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xray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ani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mpar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hiel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Bastio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r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 + Hembr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rmad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r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 + Mach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hi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omb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1 + Hembr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espiqu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chiri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iz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atz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ru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rri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l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astro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rifl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8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rifbli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nea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punn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me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8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urug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tunk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kunta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ronz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3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ronz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hat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piritom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i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4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ab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8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archomp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iol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 (Dia)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Luc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ppopo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ppow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Skorup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rap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roagu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7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Toxicroa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rniv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nn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min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nov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bomasn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Rot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x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spr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zel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ial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Palk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eatr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gig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Girat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s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hi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iar Con Ditt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aph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rkr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aym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ictin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iv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7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rv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rperio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pi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7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ign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Emboa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shawo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7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wo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murott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shawo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7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wo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amurott</text:p>
          </table:table-cell>
          <table:table-cell office:value-type="string" table:style-name="ce1">
            <text:p>Hisui</text:p>
          </table:table-cell>
          <table:table-cell table:number-columns-repeated="16368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tr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tcho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llip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rd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outland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urrlo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ep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nsa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Hoj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misa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ns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Fueg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mis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npo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Ag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mipo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n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Lunar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shar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do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1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ranqu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Unfezant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itz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7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ebstri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ggenr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ldo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lith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Woo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woo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ilb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1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Excadr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ud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bu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rdu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keldur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mpo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<text:s/>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alpito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eismitoad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hr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w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ewad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wadl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eavanny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ipe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2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Whirlipe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coliped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Cotton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Solar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Whimsico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til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Solar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llig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til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Solar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lligant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cu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cu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der 294 PS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Basculeg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an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9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Krokor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Krookodil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rum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rmanit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rum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Hi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rmanit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ac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web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Crus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crag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9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craf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gilyp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amas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fagrig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Yamask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erder 49 PS En Combate + Bajo Formacion Rocos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Runerig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rtou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7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Carraco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rch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7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rcheop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ubb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rbo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r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ro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Zorua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Zoroark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D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n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th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thor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1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thitell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los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o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1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uniclus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uckle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wan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nill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nill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7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nillux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eer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awsbu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mol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rrabla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ar Por Shelmet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Escaval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oong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9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moongu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rill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Jellic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omom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Jolti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Galvant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erros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errotho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l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8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la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9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linklang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na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9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lektri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True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lektross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gy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2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heey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itwi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1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amp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Noche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Chandelur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xe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8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ax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8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xorus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bch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7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ar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yogon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lm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ar Por Karrablast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lg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Stunfis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tunfisk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enf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0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ensha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uddi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Gole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3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Golu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awni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2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Bisha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rotar 3 Bisharp Lideres + Nive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Kingambit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uffal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uff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4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Bravia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uff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4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Braviary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ulla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4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andi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atm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ur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e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0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Zweilo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64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ydreigon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arve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9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ca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obal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Terrak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iriz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nad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hund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Reshir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Zekr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ando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Kyur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Keld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loet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Genese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sp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illad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hesnaught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ennek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aix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elphox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oak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ogad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Greninja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nnel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Diggers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letch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7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letchin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alonflam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atterbu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9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ew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2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it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yro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be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9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Di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ges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kid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go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nch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 + Pokemon Tipo Sinestro En Equip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ang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fr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u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ows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Honed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oubla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Noche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egislash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ritz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Saquito Fragante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omatis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wirl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 Con Dulce De Na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urp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Inka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alam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inac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9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arbarac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krel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8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ragal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aunch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7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awitz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eliopt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Solar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eliolis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yr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9 (Dia)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yrantr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ma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9 (Noche)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uro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aw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Deden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Carb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o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igg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0 + Lluvi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odra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o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Sliggoo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Subir Nivel 50 + Lluvi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Goodra</text:p>
          </table:table-cell>
          <table:table-cell office:value-type="string" table:style-name="ce1">
            <text:p>Hisui</text:p>
          </table:table-cell>
          <table:table-cell table:number-columns-repeated="16368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Klef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hantum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reven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umpkab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rcambi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Gourge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rgm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7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valug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rgm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7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valugg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i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8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ive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erne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Yvelt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Zygar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Dianc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o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can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ow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7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artr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eciduey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ow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7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artr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ecidueye</text:p>
          </table:table-cell>
          <table:table-cell office:value-type="string" table:style-name="ce1">
            <text:p>Hisui</text:p>
          </table:table-cell>
          <table:table-cell table:number-columns-repeated="16368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tt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7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rac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Incineroa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ppl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7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ion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Primarina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kipe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4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rumbea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8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oucannon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ungo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 (Dia)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msho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ubb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Charjabu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True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ikavolt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abraw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En Monte Lanakil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Crabomin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rico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Cutief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Ribomb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kr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 (Dia)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ycanroc</text:p>
          </table:table-cell>
          <table:table-cell office:value-type="string" table:style-name="ce1">
            <text:p>Diur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kr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 (Noche)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ycanroc</text:p>
          </table:table-cell>
          <table:table-cell office:value-type="string" table:style-name="ce1">
            <text:p>Noctur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kr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 (Atardecer)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ycanroc</text:p>
          </table:table-cell>
          <table:table-cell office:value-type="string" table:style-name="ce1">
            <text:p>Crepuscu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ishiwas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Marean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8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oxape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dbra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dsd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Dewpi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2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raquan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mant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 (Dia)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rant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orel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4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Shiino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aland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3 + Hemb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alazz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tuffu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7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Bew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unswe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8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een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ocer Pisoton + Subir Nive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sareena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f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Orang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ssim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Wimp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Golisop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andyga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2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alossan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yukum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digo 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ini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m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urtona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ogedema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imiky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rux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ram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helmi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ngmo-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Hakamo-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5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Kommo-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Tapu Ko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Tapu Le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Tapu Bul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Tapu Fin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smo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3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smo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3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olgale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smo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3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smo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3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Lunala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ihil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Buzzwo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heromo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urkitr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elestee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Karta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uzzlo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croz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agear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Marshad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ipo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ocer Pulso Dragon + Subir Nive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aganad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takat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Blacepha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erao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lt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00 Caramelos Meltan En Pokemon G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lmet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ok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hwack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illaboom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orbunn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bo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nderac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b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izz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leon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kwov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4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eed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okid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8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visqu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8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Corviknight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ipbu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0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ott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Orbeetl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ck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8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hievu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ssifle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0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dego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ol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4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bwo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w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2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redna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am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ltun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lyco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8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Cark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Coalossal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App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zana Acid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lapp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App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zana Dulce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Applet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ico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daco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Cramor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roku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raskew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ox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 + Naturaleza Adecuad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oxtricity</text:p>
          </table:table-cell>
          <table:table-cell office:value-type="string" table:style-name="ce1">
            <text:p>Agu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ox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 + Naturaleza Adecuad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oxtricity</text:p>
          </table:table-cell>
          <table:table-cell office:value-type="string" table:style-name="ce1">
            <text:p>Gr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Sizzlipe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8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Centiskor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obbop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ocer Mofa + Subir Nive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applo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st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tera Agrietad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teageist</text:p>
          </table:table-cell>
          <table:table-cell office:value-type="string" table:style-name="ce1">
            <text:p>Arca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st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tera Ro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teageist</text:p>
          </table:table-cell>
          <table:table-cell office:value-type="string" table:style-name="ce1">
            <text:p>Genu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ten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ttr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2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Hatteren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Impidim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2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orgr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2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Grimmsnarl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esa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Vainilla (Fres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Corazon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Vainilla (Corazon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lor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Vainilla (Flor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Estrella <text:s/>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Vainilla (Estrell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Trebol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Vainilla (Trebol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ut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Vainilla (Frut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Laz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Vainilla (Laz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esa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Rosa (Fres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Corazon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Rosa (Corazon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lor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Rosa (Flor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Estrella <text:s/>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Rosa (Estrell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Trebol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Rosa (Trebol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ut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Rosa (Frut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Laz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Rosa (Laz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esa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Te (Fres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Corazon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Te (Corazon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lor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Te (Flor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Estrella <text:s/>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Te (Estrell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Trebol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Te (Trebol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ut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Te (Frut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Laz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Te (Laz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esa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Menta (Fres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Corazon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Menta (Corazon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lor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Menta (Flor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Estrella <text:s/>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Menta (Estrell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Trebol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Menta (Trebol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ut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Menta (Frut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Laz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Menta (Laz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esa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Limon (Fres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Corazon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Limon (Corazon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lor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Limon (Flor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Estrella <text:s/>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Limon (Estrell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Trebol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Limon (Trebol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ut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Limon (Frut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Laz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Limon (Laz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esa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Salada (Fres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Corazon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Salada (Corazon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lor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Salada (Flor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Estrella <text:s/>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Salada (Estrell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Trebol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Salada (Trebol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ut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Salada (Frut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Laz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rema Salada (Laz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esa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Rosa (Fres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Corazon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Rosa (Corazon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lor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Rosa (Flor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Estrella <text:s/>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Rosa (Estrell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Trebol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Rosa (Trebol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ut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Rosa (Frut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Laz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Rosa (Laz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esa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Caramelo (Fres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Corazon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Caramelo (Corazon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lor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Caramelo (Flor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Estrella <text:s/>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Caramelo (Estrell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Trebol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Caramelo (Trebol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ut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Caramelo (Frut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Laz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Mezcla Caramelo (Laz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esa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Tres Sabores (Fres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Corazon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Tres Sabores (Corazon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lor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Tres Sabores (Flor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Estrella <text:s/>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Tres Sabores (Estrell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Trebol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Tres Sabores (Trebol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Frut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Tres Sabores (Frut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fite Lazo + Gir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Tres Sabores (Laz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link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ncurch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stad + Subir Nivel (Noche)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Frosmo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onjourn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isc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ndeed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orpe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f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4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pperaja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racozol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rctozol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racov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rctov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uralu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eep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0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kloa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60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gapult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c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maze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Etern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bf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pletar Torre De Las Sombras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shifu</text:p>
          </table:table-cell>
          <table:table-cell office:value-type="string" table:style-name="ce1">
            <text:p>Estilo Brus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bf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pletar Torre De Las Aguas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shifu</text:p>
          </table:table-cell>
          <table:table-cell office:value-type="string" table:style-name="ce1">
            <text:p>Estilo Flu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Zaru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ele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d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str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ectr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Calyre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namo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rigat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aga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eowscarada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co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o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keledirge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ax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axw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Quaquaval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cho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8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inkolog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rount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5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idop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ym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4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Lok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wm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16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aw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000 Pasos Con Auto-Batalla + Subir Nivel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awmot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dema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ush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dou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6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chsb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moli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olli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rboliva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quawkabil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cl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4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clsta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8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rganacl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cad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madura Auspicios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rmarou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cad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madura maldit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Ceruled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dbul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True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llibol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Wattr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5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Kilowattr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schi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bossti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roo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8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rafai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Bramb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000 Pasos Con Enviar Pokemon + Subir Nive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Bramblegha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oedsco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0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oedscru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law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psak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Fueg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covill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l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000 Pasos Con Enviar Pokemon + Subir Nivel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Rabs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i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ath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nkat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4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nkat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8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nkaton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igle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26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ugt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Bombird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niz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8 + Otro Jugador Enfrente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laf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ar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40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Revavr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ycliz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rthwor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Glimm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5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Glimmo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eav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3 (Noche)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undst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lami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etod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dra Hi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etit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elu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ndo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atsugi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olmil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Colagr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rios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elenalet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Reptal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elar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errod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errosa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erropalm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errocue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erropol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erropú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rigib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38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rctib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ir Nivel 55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Baxcalibur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mmighou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seguir 999 Monedas Gimmighoul + Subir Nivel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Gholden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Ting-L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Chien-Pa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Wo-Chi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Chi-Y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Korai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Mirai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Ondul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errover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kidog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nkido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ezandipit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gerp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rapag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number-rows-repeated="10479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David CM</meta:initial-creator>
    <dc:creator>David CM</dc:creator>
    <meta:creation-date>2023-01-14T16:12:03Z</meta:creation-date>
    <dc:date>2023-06-07T10:16:39Z</dc:date>
  </office:meta>
</office:document-meta>
</file>